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1D35AC95A219EDEB92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2f67" officeooo:paragraph-rsid="0016c6e9" style:font-size-asian="16pt" style:font-size-complex="16pt"/>
    </style:style>
    <style:style style:name="P2" style:family="paragraph" style:parent-style-name="Standard">
      <style:text-properties fo:font-size="11pt" officeooo:rsid="0016c6e9" officeooo:paragraph-rsid="0016c6e9" style:font-size-asian="9.60000038146973pt" style:font-size-complex="11pt"/>
    </style:style>
    <style:style style:name="P3" style:family="paragraph" style:parent-style-name="Standard">
      <style:text-properties fo:font-size="11pt" fo:font-weight="normal" officeooo:rsid="00b13c88" officeooo:paragraph-rsid="00b227ea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1pt" fo:font-weight="normal" officeooo:rsid="00b7a6e8" officeooo:paragraph-rsid="00b227ea" style:font-size-asian="9.60000038146973pt" style:font-weight-asian="normal" style:font-size-complex="11pt" style:font-weight-complex="normal"/>
    </style:style>
    <style:style style:name="P5" style:family="paragraph" style:parent-style-name="Standard">
      <style:text-properties fo:font-size="11pt" fo:font-weight="normal" officeooo:rsid="00bd969b" officeooo:paragraph-rsid="00bd969b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be33bf" officeooo:paragraph-rsid="00be33bf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bfc23a" officeooo:paragraph-rsid="00bfc23a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bfc23a" officeooo:paragraph-rsid="00c17c51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c2f072" officeooo:paragraph-rsid="00c2f072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c64833" officeooo:paragraph-rsid="00c64833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c6efc8" officeooo:paragraph-rsid="00c6efc8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officeooo:rsid="001d2f67" officeooo:paragraph-rsid="001d2f67"/>
    </style:style>
    <style:style style:name="P13" style:family="paragraph" style:parent-style-name="Standard">
      <style:text-properties officeooo:paragraph-rsid="001d2f67"/>
    </style:style>
    <style:style style:name="P14" style:family="paragraph" style:parent-style-name="Standard">
      <style:text-properties fo:font-size="11pt" fo:font-weight="normal" officeooo:rsid="00c6efc8" officeooo:paragraph-rsid="00bd3eeb" style:font-size-asian="9.60000038146973pt" style:font-weight-asian="normal" style:font-size-complex="11pt" style:font-weight-complex="normal"/>
    </style:style>
    <style:style style:name="P15" style:family="paragraph" style:parent-style-name="Heading_20_1" style:master-page-name="Standard">
      <style:paragraph-properties style:page-number="1"/>
      <style:text-properties officeooo:rsid="008cf980" officeooo:paragraph-rsid="008cf980"/>
    </style:style>
    <style:style style:name="T1" style:family="text">
      <style:text-properties officeooo:rsid="00be33bf"/>
    </style:style>
    <style:style style:name="T2" style:family="text">
      <style:text-properties officeooo:rsid="00c77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XERCICE ATELIER</text:p>
      <text:p text:style-name="P2"/>
      <text:p text:style-name="P1"><draw:frame draw:style-name="fr1" draw:name="Image1" text:anchor-type="char" svg:x="0.459cm" svg:y="0.407cm" svg:width="16.706cm" svg:height="9.862cm" draw:z-index="0"><draw:image xlink:href="Pictures/1000000100000317000001D35AC95A219EDEB92B.png" xlink:type="simple" xlink:show="embed" xlink:actuate="onLoad" draw:mime-type="image/png"/></draw:frame></text:p>
      <text:p text:style-name="P12"/>
      <text:p text:style-name="P1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75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76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77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78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9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0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81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2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3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3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3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3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3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3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3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4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4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4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4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4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4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4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5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5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5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5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5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5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5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6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6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6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6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6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6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6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7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73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74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75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76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77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78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9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0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8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8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8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8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8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8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8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2" text:style-name="ListLabel_20_19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3" text:style-name="ListLabel_20_19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4" text:style-name="ListLabel_20_19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5" text:style-name="ListLabel_20_19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6" text:style-name="ListLabel_20_19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7" text:style-name="ListLabel_20_19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8" text:style-name="ListLabel_20_19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19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0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0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0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0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0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0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0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1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1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1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1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1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1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1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2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2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2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2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2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2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2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3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3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3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3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3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3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3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4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4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4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24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4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4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4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4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5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5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6-02-05T18:24:03.765000000</dc:date>
    <meta:editing-duration>PT15H15M30S</meta:editing-duration>
    <meta:editing-cycles>146</meta:editing-cycles>
    <meta:document-statistic meta:table-count="0" meta:image-count="1" meta:object-count="0" meta:page-count="1" meta:paragraph-count="2" meta:word-count="2" meta:character-count="17" meta:non-whitespace-character-count="15"/>
  </office:meta>
</office:document-meta>
</file>